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Sheet1.C2"/>
      <style:map style:condition="cell-content()!=0" style:apply-style-name="NonZero" style:base-cell-address="Sheet1.C2"/>
    </style:style>
    <style:style style:name="ce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map style:condition="cell-content()=0" style:apply-style-name="Zero" style:base-cell-address="Sheet1.C2"/>
      <style:map style:condition="cell-content()!=0" style:apply-style-name="NonZero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19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/>
          <table:table-cell office:value-type="string" calcext:value-type="string">
            <text:p>RemapIndex = {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[.J2]+1" office:value-type="float" office:value="20" calcext:value-type="float">
            <text:p>20</text:p>
          </table:table-cell>
          <table:table-cell table:formula="of:=[.K3]+1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[.O2]+1" office:value-type="float" office:value="34" calcext:value-type="float">
            <text:p>34</text:p>
          </table:table-cell>
          <table:table-cell table:formula="of:=[.P3]+1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[.T2]+1" office:value-type="float" office:value="48" calcext:value-type="float">
            <text:p>48</text:p>
          </table:table-cell>
          <table:table-cell table:formula="of:=[.U3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    &quot; &amp; COM.MICROSOFT.TEXTJOIN(&quot;, &quot;; 1; [.C2:.U2]) &amp; &quot;,&quot;" office:value-type="string" office:string-value="    0, 6, 5, 0, 0, 0, 20, 19, 0, 0, 0, 34, 33, 0, 0, 0, 48, 47, 0," calcext:value-type="string">
            <text:p><text:s text:c="4"/>0, 6, 5, 0, 0, 0, 20, 19, 0, 0, 0, 34, 33, 0, 0, 0, 48, 47, 0,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2]+1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4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N2]+1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4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S2]+1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U4]+1" office:value-type="float" office:value="46" calcext:value-type="float">
            <text:p>46</text:p>
          </table:table-cell>
          <table:table-cell/>
          <table:table-cell table:formula="of:=&quot;    &quot; &amp; COM.MICROSOFT.TEXTJOIN(&quot;, &quot;; 1; [.C3:.U3]) &amp; &quot;,&quot;" office:value-type="string" office:string-value="    7, 0, 0, 4, 0, 21, 0, 0, 18, 0, 35, 0, 0, 32, 0, 49, 0, 0, 46," calcext:value-type="string">
            <text:p><text:s text:c="4"/>7, 0, 0, 4, 0, 21, 0, 0, 18, 0, 35, 0, 0, 32, 0, 49, 0, 0, 46,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3]+1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5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M3]+1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5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R3]+1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T5]+1" office:value-type="float" office:value="45" calcext:value-type="float">
            <text:p>45</text:p>
          </table:table-cell>
          <table:table-cell/>
          <table:table-cell table:formula="of:=&quot;    &quot; &amp; COM.MICROSOFT.TEXTJOIN(&quot;, &quot;; 1; [.C4:.U4]) &amp; &quot;,&quot;" office:value-type="string" office:string-value="    8, 0, 0, 3, 0, 22, 0, 0, 17, 0, 36, 0, 0, 31, 0, 50, 0, 0, 45," calcext:value-type="string">
            <text:p><text:s text:c="4"/>8, 0, 0, 3, 0, 22, 0, 0, 17, 0, 36, 0, 0, 31, 0, 50, 0, 0, 45,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H10]" office:value-type="float" office:value="15" calcext:value-type="float">
            <text:p>15</text:p>
          </table:table-cell>
          <table:table-cell table:formula="of:=[.I5]+1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M10]" office:value-type="float" office:value="29" calcext:value-type="float">
            <text:p>29</text:p>
          </table:table-cell>
          <table:table-cell table:formula="of:=[.N5]+1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R10]" office:value-type="float" office:value="43" calcext:value-type="float">
            <text:p>43</text:p>
          </table:table-cell>
          <table:table-cell table:formula="of:=[.S5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    &quot; &amp; COM.MICROSOFT.TEXTJOIN(&quot;, &quot;; 1; [.C5:.U5]) &amp; &quot;,&quot;" office:value-type="string" office:string-value="    0, 1, 2, 0, 0, 0, 15, 16, 0, 0, 0, 29, 30, 0, 0, 0, 43, 44, 0," calcext:value-type="string">
            <text:p><text:s text:c="4"/>0, 1, 2, 0, 0, 0, 15, 16, 0, 0, 0, 29, 30, 0, 0, 0, 43, 44, 0,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H4]+1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7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M4]+1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7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R4]+1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U7]+1" office:value-type="float" office:value="56" calcext:value-type="float">
            <text:p>56</text:p>
          </table:table-cell>
          <table:table-cell/>
          <table:table-cell table:formula="of:=&quot;    &quot; &amp; COM.MICROSOFT.TEXTJOIN(&quot;, &quot;; 1; [.C6:.U6]) &amp; &quot;,&quot;" office:value-type="string" office:string-value="    9, 0, 0, 14, 0, 23, 0, 0, 28, 0, 37, 0, 0, 42, 0, 51, 0, 0, 56," calcext:value-type="string">
            <text:p><text:s text:c="4"/>9, 0, 0, 14, 0, 23, 0, 0, 28, 0, 37, 0, 0, 42, 0, 51, 0, 0, 56,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H6]+1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M6]+1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O8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R6]+1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T8]+1" office:value-type="float" office:value="55" calcext:value-type="float">
            <text:p>55</text:p>
          </table:table-cell>
          <table:table-cell/>
          <table:table-cell table:formula="of:=&quot;    &quot; &amp; COM.MICROSOFT.TEXTJOIN(&quot;, &quot;; 1; [.C7:.U7]) &amp; &quot;,&quot;" office:value-type="string" office:string-value="    10, 0, 0, 13, 0, 24, 0, 0, 27, 0, 38, 0, 0, 41, 0, 52, 0, 0, 55," calcext:value-type="string">
            <text:p><text:s text:c="4"/>10, 0, 0, 13, 0, 24, 0, 0, 27, 0, 38, 0, 0, 41, 0, 52, 0, 0, 55,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H7]+1" office:value-type="float" office:value="25" calcext:value-type="float">
            <text:p>25</text:p>
          </table:table-cell>
          <table:table-cell table:formula="of:=[.I8]+1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M7]+1" office:value-type="float" office:value="39" calcext:value-type="float">
            <text:p>39</text:p>
          </table:table-cell>
          <table:table-cell table:formula="of:=[.N8]+1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R7]+1" office:value-type="float" office:value="53" calcext:value-type="float">
            <text:p>53</text:p>
          </table:table-cell>
          <table:table-cell table:formula="of:=[.S8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    &quot; &amp; COM.MICROSOFT.TEXTJOIN(&quot;, &quot;; 1; [.C8:.U8]) &amp; &quot;,&quot;" office:value-type="string" office:string-value="    0, 11, 12, 0, 0, 0, 25, 26, 0, 0, 0, 39, 40, 0, 0, 0, 53, 54, 0," calcext:value-type="string">
            <text:p><text:s text:c="4"/>0, 11, 12, 0, 0, 0, 25, 26, 0, 0, 0, 39, 40, 0, 0, 0, 53, 54, 0,</text:p>
          </table:table-cell>
        </table:table-row>
        <table:table-row table:style-name="ro1">
          <table:table-cell/>
          <table:table-cell table:style-name="Default" table:number-columns-repeated="20"/>
          <table:table-cell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style-name="Default"/>
          <table:table-cell table:style-name="Default" office:value-type="string" calcext:value-type="string">
            <text:p>-</text:p>
          </table:table-cell>
          <table:table-cell table:style-name="Default" table:number-columns-repeated="4"/>
          <table:table-cell table:style-name="Default" office:value-type="float" office:value="15" calcext:value-type="float">
            <text:p>15</text:p>
          </table:table-cell>
          <table:table-cell table:style-name="Default" table:number-columns-repeated="4"/>
          <table:table-cell table:style-name="Default" office:value-type="float" office:value="29" calcext:value-type="float">
            <text:p>29</text:p>
          </table:table-cell>
          <table:table-cell table:style-name="Default" table:number-columns-repeated="4"/>
          <table:table-cell table:style-name="Default" office:value-type="float" office:value="43" calcext:value-type="float">
            <text:p>43</text:p>
          </table:table-cell>
          <table:table-cell table:style-name="Default" table:number-columns-repeated="3"/>
          <table:table-cell/>
          <table:table-cell table:formula="of:=&quot;const RemapIndexLen = &quot; &amp; [.U1]*[.B8] &amp; &quot;; // &quot; &amp; [.U1] &amp;&quot;x&quot; &amp; [.B8]" office:value-type="string" office:string-value="const RemapIndexLen = 133; // 19x7" calcext:value-type="string">
            <text:p>const RemapIndexLen = 133; // 19x7</text:p>
          </table:table-cell>
        </table:table-row>
        <calcext:conditional-formats>
          <calcext:conditional-format calcext:target-range-address="Sheet1.C2:Sheet1.U8">
            <calcext:condition calcext:apply-style-name="Zero" calcext:value="=0" calcext:base-cell-address="Sheet1.C2"/>
            <calcext:condition calcext:apply-style-name="NonZero" calcext:value="!=0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Zero" style:family="table-cell" style:parent-style-name="Default">
      <style:table-cell-properties fo:background-color="#666666" style:diagonal-bl-tr="none" style:diagonal-tl-br="none"/>
      <style:text-properties fo:color="#cccccc"/>
    </style:style>
    <style:style style:name="NonZero" style:family="table-cell" style:parent-style-name="Default">
      <style:table-cell-properties fo:background-color="#ffd428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 style:data-style-name="N2" text:time-value="15:06:28.19502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7T09:46:52.688009700</meta:creation-date>
    <dc:date>2025-12-28T15:10:31.794522300</dc:date>
    <meta:editing-duration>PT5H2M44S</meta:editing-duration>
    <meta:editing-cycles>11</meta:editing-cycles>
    <meta:generator>LibreOffice/25.8.3.2$Windows_X86_64 LibreOffice_project/8ca8d55c161d602844f5428fa4b58097424e324e</meta:generator>
    <meta:document-statistic meta:table-count="1" meta:cell-count="174" meta:object-count="0"/>
  </office:meta>
</office:document-meta>
</file>